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Merriweather-Bold" svg:font-family="Merriweather-Bold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color="#000000" style:font-name="Liberation Sans1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1">
      <style:text-properties fo:color="#000000" style:font-name="Liberation Sans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1"/>
    <style:style style:name="ce7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Liberation Sans1" fo:font-size="10pt" fo:language="en" fo:country="US" fo:font-weight="normal" style:font-name-asian="ArialMT" style:font-size-asian="10pt" style:language-asian="en" style:country-asian="US" style:font-weight-asian="normal" style:font-name-complex="ArialMT" style:font-size-complex="10pt" style:language-complex="en" style:country-complex="US" style:font-weight-complex="normal"/>
    </style:style>
    <style:style style:name="ce10" style:family="table-cell" style:parent-style-name="Default">
      <style:text-properties fo:color="#000000" style:text-outline="false" style:font-name="Liberation Sans1" fo:font-size="10pt" style:text-underline-style="solid" style:text-underline-width="auto" style:text-underline-color="font-color" fo:font-weight="normal" style:font-name-asian="ArialMT" style:font-size-asian="10pt" style:font-weight-asian="normal" style:font-name-complex="ArialMT" style:font-size-complex="10pt" style:font-weight-complex="normal"/>
    </style:style>
    <style:style style:name="ce11" style:family="table-cell" style:parent-style-name="Default">
      <style:text-properties fo:color="#343434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font-name="Liberation Sans1" fo:font-size="10pt" fo:language="en" fo:country="US" fo:font-weight="normal" style:font-name-asian="Menlo-Regular" style:font-size-asian="10pt" style:language-asian="en" style:country-asian="US" style:font-weight-asian="normal" style:font-name-complex="Menlo-Regular" style:font-size-complex="10pt" style:language-complex="en" style:country-complex="US" style:font-weight-complex="normal"/>
    </style:style>
    <style:style style:name="ce13" style:family="table-cell" style:parent-style-name="Default">
      <style:text-properties fo:color="#000000" style:font-name="Liberation Sans1" fo:font-size="10pt" fo:language="en" fo:country="US" fo:font-weight="normal" style:font-name-asian="Merriweather-Bold" style:font-size-asian="10pt" style:language-asian="en" style:country-asian="US" style:font-weight-asian="normal" style:font-name-complex="Merriweather-Bold" style:font-size-complex="10pt" style:language-complex="en" style:country-complex="US" style:font-weight-complex="normal"/>
    </style:style>
    <style:style style:name="ce14" style:family="table-cell" style:parent-style-name="Default">
      <style:text-properties fo:color="#000000" style:font-name="Liberation Sans1" fo:font-size="10pt" fo:language="en" fo:country="US" fo:font-weight="normal" style:font-name-asian="Helvetica" style:font-size-asian="10pt" style:language-asian="en" style:country-asian="US" style:font-weight-asian="normal" style:font-name-complex="Helvetica" style:font-size-complex="10pt" style:language-complex="en" style:country-complex="US" style:font-weight-complex="normal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name-complex="Menlo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letter-kerning="false" fo:letter-spacing="normal" style:font-name-asian="ArialMT" style:font-name-complex="ArialMT" style:font-size-asian="14pt" style:font-size-complex="14pt"/>
    </style:style>
  </office:automatic-styles>
  <office:body>
    <office:spreadsheet>
      <table:calculation-settings table:automatic-find-labels="false"/>
      <table:table table:name="TOP Sequences" table:style-name="ta1">
        <office:forms form:automatic-focus="false" form:apply-design-mode="false"/>
        <table:table-column table:style-name="co1" table:number-columns-repeated="1023" table:default-cell-style-name="ce4"/>
        <table:table-row table:style-name="ro1">
          <table:table-cell table:style-name="ce3" office:value-type="string" calcext:value-type="string">
            <text:p>Representative_Sequence</text:p>
          </table:table-cell>
          <table:table-cell table:style-name="ce3" office:value-type="string" calcext:value-type="string">
            <text:p>Domain</text:p>
          </table:table-cell>
          <table:table-cell table:style-name="ce3" office:value-type="string" calcext:value-type="string">
            <text:p>Phylum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Genus</text:p>
          </table:table-cell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Query Cover</text:p>
          </table:table-cell>
          <table:table-cell table:style-name="ce3" office:value-type="string" calcext:value-type="string">
            <text:p>% Identity</text:p>
          </table:table-cell>
          <table:table-cell table:style-name="ce3" office:value-type="string" calcext:value-type="string">
            <text:p>Acc Number</text:p>
          </table:table-cell>
          <table:table-cell table:style-name="ce3" office:value-type="string" calcext:value-type="string">
            <text:p>Publishe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M02808_405_000000000-BKNCM_1_1102_15426_409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Salinisphaerales</text:p>
          </table:table-cell>
          <table:table-cell office:value-type="string" calcext:value-type="string">
            <text:p>Solimonadaceae</text:p>
          </table:table-cell>
          <table:table-cell office:value-type="string" calcext:value-type="string">
            <text:p>Polycyclovorans</text:p>
          </table:table-cell>
          <table:table-cell office:value-type="string" calcext:value-type="string">
            <text:p>TACAGAGGGTGCAAGCGTTAATCGGATTTACTGGGCGTAAAGCGTGTGTAGGTGGTGGCGTAAGTCGATTGTGAAATCCCCGGGCTCAACCTGGGAACTGCTTTCGATACTGCGTCACTAGAGTACGGTAGAGGGTGGTGGAATTTCCGGTGTAGCGGTGAAATGCGTAGATATCGGAAGGAACATCAATGGCGAAGGCAACCACCTGGGCCTGTACTGACACTGAGACACGAAAGCGTGGGGAT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KP901594.1 <text:s text:c="2"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6542073/</text:p>
          </table:table-cell>
          <table:table-cell table:style-name="ce7" office:value-type="string" calcext:value-type="string">
            <text:p>A Minimalistic Microbial Food Web in an Excavated Deep Subsurface Clay Rock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8" office:value-type="string" calcext:value-type="string">
            <text:p>EU328045.1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cterial community dynamics during bioremediation of crude oil contaminated soil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6" office:value-type="percentage" office:value="1" calcext:value-type="percentage">
            <text:p>100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8" office:value-type="string" calcext:value-type="string">
            <text:p>EU052753.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hydrocarbon-degrading bacteria associated with marine microalga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26345_2365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3" office:value-type="string" calcext:value-type="string">
            <text:p>Gammaproteobacteria_unclassified</text:p>
          </table:table-cell>
          <table:table-cell office:value-type="string" calcext:value-type="string">
            <text:p>TACAGAGGGTGCAAGCGTTAATCGGAATTACTGGGCGTAAAGCGCGCGTAGGTGGCAAAGTAAGATGGGTGTGAAATCCCCGGGCTCAACCTGGGAACTGCATCCATAACTGCTTCGCTAGAGTACGGTAGAGGGTAGTGGAATTTCCTGTGTAGCGGTGAAATGCGTAGATATAGGAAGGAACACCAGTGGCGAAGGCGACTACCTGGACTGATACTGACACTGAGGTGCGAAAGCGTGGGGAG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MF977474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9928773/</text:p>
          </table:table-cell>
          <table:table-cell table:style-name="ce7" office:value-type="string" calcext:value-type="string">
            <text:p>Hydrocarbon-degrading Bacteria in Deep-Water Subarctic Sediments (Faroe-Shetland Channe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15565_202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Oceanospirillales</text:p>
          </table:table-cell>
          <table:table-cell office:value-type="string" calcext:value-type="string">
            <text:p>Alcanivoracaceae</text:p>
          </table:table-cell>
          <table:table-cell office:value-type="string" calcext:value-type="string">
            <text:p>Alcanivorax</text:p>
          </table:table-cell>
          <table:table-cell office:value-type="string" calcext:value-type="string">
            <text:p>TACGAAAGGTGCGAGCGTTAATCGGAATTACTGGGCGTAAAGCGCGCGTAGGCGGTTAGTTAAGTCTGATGTGAAAGCCCAGGGCTCAACCTTGGAACTGCATCGGATACTGGCTAGCTAGAGTGCAGTAGAGGGAGGTGGAATTTCCGGTGTAGCGGTGAAATGCGTAGAGATCGGAAGGAACACCAGTGGCGAAGGCGGCCTCCTGGACTGACACTGACGCTGAGGTGCGAAAGCGTGGGG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21" calcext:value-type="percentage">
            <text:p>99.21%</text:p>
          </table:table-cell>
          <table:table-cell table:style-name="ce7" office:value-type="string" calcext:value-type="string">
            <text:p>CP004387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3209202/</text:p>
          </table:table-cell>
          <table:table-cell table:style-name="ce7" office:value-type="string" calcext:value-type="string">
            <text:p>Genome Sequence of an Alkane-Degrading Bacterium, Alcanivorax Pacificus Type Strain W11-5, Isolated From Deep Sea Sedi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23637_1262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Ignavibacteria</text:p>
          </table:table-cell>
          <table:table-cell office:value-type="string" calcext:value-type="string">
            <text:p>Ignavibacteriales</text:p>
          </table:table-cell>
          <table:table-cell office:value-type="string" calcext:value-type="string">
            <text:p>SM1H02</text:p>
          </table:table-cell>
          <table:table-cell office:value-type="string" calcext:value-type="string">
            <text:p>SM1H02_ge</text:p>
          </table:table-cell>
          <table:table-cell office:value-type="string" calcext:value-type="string">
            <text:p>TACGTAGGGTGCAAGCGTTGTCCGGATTCACTGGGTGTAAAGGGTGCGCAGGCGGGCTCTTAAGTCAAAGGTGAAATCTCACGGCTTAACCGTGAAATTGCCTTTGATACTGAGAGTCTTGAGTACGGGAGAGGGAGATGGAATTCCAGGTGTAGCGGTGAAATGCGTAGATATCTGGAGGAACACCGGAGGCGAAGGCGGTCTCCTGGCCCGTTACTGACGCTCATGCACGAAAGCGTGGGGAG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KY077452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30778766/</text:p>
          </table:table-cell>
          <table:table-cell table:style-name="ce13" office:value-type="string" calcext:value-type="string">
            <text:p>Change in the Microbial Community of Saline Geothermal Fluids Amended With a Scaling Inhibitor: Effects of Heat Extraction and Nitrate Dosage <text:s text:c="5"/>(and 2+ other hot spring study matche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8629_3321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Flavobacteriaceae</text:p>
          </table:table-cell>
          <table:table-cell office:value-type="string" calcext:value-type="string">
            <text:p>Flavobacteriaceae_unclassified</text:p>
          </table:table-cell>
          <table:table-cell office:value-type="string" calcext:value-type="string">
            <text:p>TACGGAGGGTGCAAGCGTTATCCGGAATCATTGGGTTTAAAGGGTCCGTAGGCGGATTAATAAGTCAGAGGTGAAATCCCACAGCTTAACTGTGGAACTGCCTTTGATACTGTTTATCTTGAATTACATTGAAGTAGATAGAATGTGTAGTGTAGCGGTGAAATGCTTAGAGATTACACGGAATACCGATTGCGAAGGCAGTCTACTAAATGTACATTGACGCTGAGGGACGAAAGCGTGGGGAGCG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723" calcext:value-type="percentage">
            <text:p>97.23%</text:p>
          </table:table-cell>
          <table:table-cell table:style-name="ce9" office:value-type="string" calcext:value-type="string">
            <text:p>MN880348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www.frontiersin.org/articles/10.3389/fmicb.2020.00669/full" xlink:type="simple">https://www.frontiersin.org/articles/10.3389/fmicb.2020.00669/full</text:a>   </text:p>
          </table:table-cell>
          <table:table-cell table:style-name="ce7" office:value-type="string" calcext:value-type="string">
            <text:p>Patterns in Microbial Assemblages Exported From the Meltwater of Arctic and Sub-Arctic Glacier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684" calcext:value-type="percentage">
            <text:p>96.84%</text:p>
          </table:table-cell>
          <table:table-cell table:style-name="ce9" office:value-type="string" calcext:value-type="string">
            <text:p>KC606558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pubmed.ncbi.nlm.nih.gov/23800252/" xlink:type="simple">https://pubmed.ncbi.nlm.nih.gov/23800252/</text:a></text:p>
          </table:table-cell>
          <table:table-cell table:style-name="ce7" office:value-type="string" calcext:value-type="string">
            <text:p>Functional Microbial Diversity Explains Groundwater Chemistry in a Pristine Aquif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9542_31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Firmicutes</text:p>
          </table:table-cell>
          <table:table-cell office:value-type="string" calcext:value-type="string">
            <text:p>Bacilli</text:p>
          </table:table-cell>
          <table:table-cell office:value-type="string" calcext:value-type="string">
            <text:p>Bacillales</text:p>
          </table:table-cell>
          <table:table-cell table:number-columns-repeated="2" office:value-type="string" calcext:value-type="string">
            <text:p>Bacillales_unclassified</text:p>
          </table:table-cell>
          <table:table-cell office:value-type="string" calcext:value-type="string">
            <text:p>TACGTAGGGGGCGAGCGTTGTCCGGAATTATTGGGCGTAAAGGGCGTGTAGGCGGCTTCTTAAGTCCGGTGTGAAAGCCCACGGCTCAACCGTGGAGGGTCACTGGAAACTGGGGGGCTTGAGAGCAGGAGAGGAGAGCGGAATTCCACGTGTAGCGGTGAAATGCGTAGATATGTGGAGGAACACCAGTGGCGAAGGCGGCTCTCTGGCCTGACTCTGACGCTGAGGCGCGAAAGCGTGGGG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7" office:value-type="string" calcext:value-type="string">
            <text:p>MH148448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9636217/</text:p>
          </table:table-cell>
          <table:table-cell table:style-name="ce7" office:value-type="string" calcext:value-type="string">
            <text:p>Methanosarcina Plays a Main Role During Methanogenesis of High-Solids Food Waste and Cardboar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1_18312_235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Gemmatimonadetes</text:p>
          </table:table-cell>
          <table:table-cell office:value-type="string" calcext:value-type="string">
            <text:p>Gemmatimonadales</text:p>
          </table:table-cell>
          <table:table-cell office:value-type="string" calcext:value-type="string">
            <text:p>Gemmatimonadaceae</text:p>
          </table:table-cell>
          <table:table-cell office:value-type="string" calcext:value-type="string">
            <text:p>Gemmatirosa</text:p>
          </table:table-cell>
          <table:table-cell office:value-type="string" calcext:value-type="string">
            <text:p>TACAGAGGGTGCGAGCGTTGTCCGGAATCACTGGGCGTAAAGGGCGCGTAGGCGGTCTGCTAAGCGTGTGGTGAAAGCTCGGGGCTCAACCCCGAGTCGGCCGTGCGAACTGGTGGACTGGAGCATGTCAGAGGCAGGCGGAATTCCGGGTGTAGCGGTGGAATGCGTAGAGATCCGGAAGAACACCGGTGGCGAAGGCGGCCTGCTGGGACATGGCTGACGCTGAGGCGCGACAGCGTGGGG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7" office:value-type="string" calcext:value-type="string">
            <text:p>KP786168.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pubmed.ncbi.nlm.nih.gov/26391875/" xlink:type="simple">https://pubmed.ncbi.nlm.nih.gov/26391875/</text:a>    </text:p>
          </table:table-cell>
          <table:table-cell table:style-name="ce7" office:value-type="string" calcext:value-type="string">
            <text:p>An Integrated Insight Into the Response of Sedimentary Microbial Communities to Heavy Metal Contamination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10" office:value-type="string" calcext:value-type="string">
            <text:p>NR_16364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pubmed.ncbi.nlm.nih.gov/29458671/" xlink:type="simple">https://pubmed.ncbi.nlm.nih.gov/29458671/</text:a></text:p>
          </table:table-cell>
          <table:table-cell table:style-name="ce7" office:value-type="string" calcext:value-type="string">
            <text:p>Roseisolibacter Agri Gen. Nov., Sp. Nov., a Novel Slow-Growing Member of the Under-Represented Phylum Gemmatimonade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2_17077_50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Pseudomonadales</text:p>
          </table:table-cell>
          <table:table-cell office:value-type="string" calcext:value-type="string">
            <text:p>Moraxellaceae</text:p>
          </table:table-cell>
          <table:table-cell office:value-type="string" calcext:value-type="string">
            <text:p>Alkanindiges</text:p>
          </table:table-cell>
          <table:table-cell office:value-type="string" calcext:value-type="string">
            <text:p>TACAGAGGGTGCGAGCGTTAATCGGAATTACTGGGCGTAAAGCGCGCGTAGGCGGTTTGTTAAGTCGGATGTGAAATCCCCGGGCTCAACCTGGGAATTGCATTCGATACTGGCAAGCTAGAGTATGGGAGAGGAAGGTAGAATTCCAGGTGTAGCGGTGAAATGCGTAGAGATCTGGAGGAATACCGATGGCGAAGGCAGCCTTCTGGCCTAATACTGACGCTGAGGTGCGAAAGCATGGGGAG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MT067094.1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https://eartharxiv.org/jmye6/</text:p>
          </table:table-cell>
          <table:table-cell table:style-name="ce14" office:value-type="string" calcext:value-type="string">
            <text:p>Weak influence of paleoenvironmental conditions on the subsurface biosph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2_9020_374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odobacterales</text:p>
          </table:table-cell>
          <table:table-cell office:value-type="string" calcext:value-type="string">
            <text:p>Rhodobacteraceae</text:p>
          </table:table-cell>
          <table:table-cell office:value-type="string" calcext:value-type="string">
            <text:p>Rhodobacteraceae_unclassified</text:p>
          </table:table-cell>
          <table:table-cell office:value-type="string" calcext:value-type="string">
            <text:p>TACGTAGGGCGCAAGCGTTATCCGGAATTATTGGGCGTAAAGAGCTCGTAGGCGGACCGGAAAGTTGGGGGTGAAATCCCGGGGCTCAACCTCGGAACTGCCTTCAAAACTATCGGTCTGGAGTTCGAGAGAGGTGAGTGGAATTCCGAGTGTAGAGGTGAAATTCGTAGATATTCGGAGTAACACCAGTGGCGAAGGCGGCTCACTGGCTCGATACTGACGCTGAGGCGCGAAAGCGTGGGG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605" calcext:value-type="percentage">
            <text:p>96.05%</text:p>
          </table:table-cell>
          <table:table-cell table:style-name="ce7" office:value-type="string" calcext:value-type="string">
            <text:p>LN869533.1</text:p>
          </table:table-cell>
          <table:table-cell office:value-type="string" calcext:value-type="string">
            <text:p>no</text:p>
          </table:table-cell>
          <table:table-cell/>
          <table:table-cell table:style-name="ce15" office:value-type="string" calcext:value-type="string">
            <text:p>16s rRNA sequences of novel isolates from various geothermal vents of Ind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2_6867_597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Betaproteobacteriales</text:p>
          </table:table-cell>
          <table:table-cell office:value-type="string" calcext:value-type="string">
            <text:p>Burkholderiaceae</text:p>
          </table:table-cell>
          <table:table-cell office:value-type="string" calcext:value-type="string">
            <text:p>Polynucleobacter</text:p>
          </table:table-cell>
          <table:table-cell office:value-type="string" calcext:value-type="string">
            <text:p>TACGTAGGGTGCGAGCGTTAATCGGAATTACTGGGCGTAAAGCGTGCGCAGGCGGTTATACAAGACAGGCGTGAAATCCCCGGGCTTAACCTGGGAATGGCGCCTGTGACTGTATAGCTAGAGTGTGTCAGAGGGGGGTAGAATTCCACGTGTAGCAGTGAAATGCGTAGATATGCGGAGGAATACCAATGGCGAAGGCAGCCCCCTGGGATAACACTGACGCTCATGCACGAAAGCGTGGGG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7" office:value-type="string" calcext:value-type="string">
            <text:p>MT067098.1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<text:a xlink:href="https://eartharxiv.org/jmye6/" xlink:type="simple">https://eartharxiv.org/jmye6/</text:a>   </text:p>
          </table:table-cell>
          <table:table-cell table:style-name="ce14" office:value-type="string" calcext:value-type="string">
            <text:p>Weak influence of paleoenvironmental conditions on the subsurface biospher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7" office:value-type="string" calcext:value-type="string">
            <text:p> <text:span text:style-name="T1">KM063387.1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pubmed.ncbi.nlm.nih.gov/25098830/" xlink:type="simple">https://pubmed.ncbi.nlm.nih.gov/25098830/</text:a></text:p>
          </table:table-cell>
          <table:table-cell office:value-type="string" calcext:value-type="string">
            <text:p>Isolation from iron bacteria communities in Tierra del fuego wetla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2_21168_533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Deltaproteobacteria</text:p>
          </table:table-cell>
          <table:table-cell table:number-columns-repeated="3" office:value-type="string" calcext:value-type="string">
            <text:p>Deltaproteobacteria_unclassified</text:p>
          </table:table-cell>
          <table:table-cell office:value-type="string" calcext:value-type="string">
            <text:p>TACGTAGGATGCAAACGTTGCCCGGAATTATTGGGCGTAAAGGGCGCGTAGGTGGCCCTGTAAGTCAGATGTGAAAGCCCTCGGCTTAACCGAGGAATTGCATTTGAAACTGCGGGGCTTGAGTACGGGAGAGGAGGGTGGAATTCCTGGTGTAGCGGTGAAATGCGTAGATATCAGGAAGAACATCTGTGGCGAAGGCGACCCTCTGGACCGATACTGACACTGAGGCGCGAAAGCGTGGGT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725" calcext:value-type="percentage">
            <text:p>97.25%</text:p>
          </table:table-cell>
          <table:table-cell table:style-name="ce7" office:value-type="string" calcext:value-type="string">
            <text:p>HM185963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https://pubmed.ncbi.nlm.nih.gov/22122741/" xlink:type="simple">https://pubmed.ncbi.nlm.nih.gov/22122741/</text:a>    <text:a xlink:href="https://www.researchgate.net/publication/237021212_Isotopic_and_microbiological_signatures_of_pyrite-driven_denitrification_in_a_sandy_aquifer" xlink:type="simple">https://www.researchgate.net/publication/237021212_Isotopic_and_microbiological_signatures_of_pyrite-driven_denitrification_in_a_sandy_aquifer</text:a></text:p>
          </table:table-cell>
          <table:table-cell table:style-name="ce7" office:value-type="string" calcext:value-type="string">
            <text:p>ertical Stratification of Subsurface Microbial Community Composition Across Geological Formations at the Hanford Sit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5" office:value-type="percentage" office:value="0.92" calcext:value-type="percentage">
            <text:p>92.00%</text:p>
          </table:table-cell>
          <table:table-cell table:style-name="ce5" office:value-type="percentage" office:value="0.9872" calcext:value-type="percentage">
            <text:p>98.72%</text:p>
          </table:table-cell>
          <table:table-cell table:style-name="ce8" office:value-type="string" calcext:value-type="string">
            <text:p>HM641526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researchgate.net/publication/237021212_Isotopic_and_microbiological_signatures_of_pyrite-driven_denitrification_in_a_sandy_aquifer</text:p>
          </table:table-cell>
          <table:table-cell table:style-name="ce7" office:value-type="string" calcext:value-type="string">
            <text:p>Isotopic and microbiological signatures of pyrite-driven denitrification in a sandy aquif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7_24988_80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Sphingomonas</text:p>
          </table:table-cell>
          <table:table-cell office:value-type="string" calcext:value-type="string">
            <text:p>TACGGAGGGGGCTAGCGTTGTTCGGAATTACTGGGCGTAAAGCGCACGTAGGCGGCTTTGTAAGTTAGAGGTGAAAGCCCGGGGCTCAACTCCGGAATTGCCTTTAAGACTGCATCGCTTGAACGTCGGAGAGGTAAGTGGAATTCCGAGTGTAGAGGTGAAATTCGTAGATATTCGGAAGAACACCAGTGGCGAAGGCGACTTACTGGACGATTGTTGACGCTGAGGTGCGAAAGCGTGGGGAG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HM104622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link.springer.com/article/10.1134/S0026261711010061</text:p>
          </table:table-cell>
          <table:table-cell table:style-name="ce7" office:value-type="string" calcext:value-type="string">
            <text:p>Three events of Saharan dust deposition on the Mont Blanc glacier associated with different snow-colonizing bacterial phyloty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2103_16840_20278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office:value-type="string" calcext:value-type="string">
            <text:p>Micromonosporales</text:p>
          </table:table-cell>
          <table:table-cell office:value-type="string" calcext:value-type="string">
            <text:p>Micromonosporaceae</text:p>
          </table:table-cell>
          <table:table-cell office:value-type="string" calcext:value-type="string">
            <text:p>Micromonosporaceae_unclassified</text:p>
          </table:table-cell>
          <table:table-cell office:value-type="string" calcext:value-type="string">
            <text:p>GACGTAGGGCGCGAGCGTTGTCCGGATTTATTGGGCGTAAAGAGCTCGTAGGCGGCTTGTCGCGTCGACTGTGAAAACCCGCGGCTCAACTGCGGGCCTGCAGCCGATACGGGCAGGCTAGAGTTCGGTAGGGGAGACTGGAATTCCTGGTGTAGCGGTGAAATGCGCAGATATCAGGAGGAACACCGGTGGCGAAGGCGGGTCTCTGGGCCGATACTGACGCTGAGGAGCGAAAGCGTGGGGAGCG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MG716681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9744532/</text:p>
          </table:table-cell>
          <table:table-cell table:style-name="ce7" office:value-type="string" calcext:value-type="string">
            <text:p>Exploring the Abundance and Diversity of Bacterial Communities and Quantifying Antibiotic-Related Genes Along an Elevational Gradient in Taibai Mountain, China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11" office:value-type="string" calcext:value-type="string">
            <text:p>MH148608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9636217/</text:p>
          </table:table-cell>
          <table:table-cell table:style-name="ce7" office:value-type="string" calcext:value-type="string">
            <text:p>Methanosarcina Plays a Main Role During Methanogenesis of High-Solids Food Waste and Cardboar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4_9740_7067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Acetobacterales</text:p>
          </table:table-cell>
          <table:table-cell office:value-type="string" calcext:value-type="string">
            <text:p>Acetobacteraceae</text:p>
          </table:table-cell>
          <table:table-cell office:value-type="string" calcext:value-type="string">
            <text:p>Acetobacteraceae_unclassified</text:p>
          </table:table-cell>
          <table:table-cell office:value-type="string" calcext:value-type="string">
            <text:p>TACGAAGGGGGCTAGCGTTGCTCGGAATGACTGGGCGTAAAGGGCGCGTAGGCGGACATATTAGTCAGGCGTGAAATTCCCGGGCTTAACCTGGGGGCTGCGTTTGATACGGTGTGTCTTGAGTGGGGAAGAGGGTCGTGGAATTCCCAGTGTAGAGGTGAAATTCGTAGATATTGGGAAGAACACCGGTGGCGAAGGCGGCGACCTGGTCCTTGACTGACGCTGAGGCGCGAAAGCGTGGGGAGCAAACAGG</text:p>
          </table:table-cell>
          <table:table-cell table:style-name="ce5" office:value-type="percentage" office:value="0.99" calcext:value-type="percentage">
            <text:p>99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7" office:value-type="string" calcext:value-type="string">
            <text:p>HQ333317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1468724/</text:p>
          </table:table-cell>
          <table:table-cell table:style-name="ce7" office:value-type="string" calcext:value-type="string">
            <text:p>Microbial Diversity in the Snow, a Moraine Lake and a Stream in Himalayan Glacier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725" calcext:value-type="percentage">
            <text:p>97.25%</text:p>
          </table:table-cell>
          <table:table-cell table:style-name="ce8" office:value-type="string" calcext:value-type="string">
            <text:p>AM940870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19840107/</text:p>
          </table:table-cell>
          <table:table-cell table:style-name="ce7" office:value-type="string" calcext:value-type="string">
            <text:p>Rock Weathering Creates Oases of Life in a High Arctic De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2_15245_2080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office:value-type="string" calcext:value-type="string">
            <text:p>Nitrosococcales</text:p>
          </table:table-cell>
          <table:table-cell office:value-type="string" calcext:value-type="string">
            <text:p>Nitrosococcaceae</text:p>
          </table:table-cell>
          <table:table-cell office:value-type="string" calcext:value-type="string">
            <text:p>wb1-P19</text:p>
          </table:table-cell>
          <table:table-cell office:value-type="string" calcext:value-type="string">
            <text:p>TACGGAGGGTGCGAGCGTTAATCGGAATTACTGGGCGTAAAGGGCGCGTAGGCGGTTTGGTAAGTCGGGTGTGAAAGCCCCGGGCTCAACCTGGGAATTGCATTCGATACTGCCTGGCTAGAGTATGGTAGAGGGAAGCGGAATTCCGGGTGTAGCGGTGAAATGCGTAGATATCCGGAGGAACACCAGTGGCGAAGGCGGCTTCCTGGACCAATACTGACGCTGAGGCGCGAAAGCGTGGGGAT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KY190357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sciencedirect.com/science/article/pii/S0048969717315334?casa_token=1DHWoUAv86UAAAAA:caCIl7t5_ii_FR48rIJmVWx0nCPAZtQ04TQ4ICkqKTxiEHiz2TsDrQCtbpdwSi1w3msiXuZFvdLQ</text:p>
          </table:table-cell>
          <table:table-cell table:style-name="ce7" office:value-type="string" calcext:value-type="string">
            <text:p>Bacterial communities and chemical parameters in soils and coastal sediments in response to diesel spills at Carlini Station, Antarctic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9335_663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TK10</text:p>
          </table:table-cell>
          <table:table-cell office:value-type="string" calcext:value-type="string">
            <text:p>TK10_or</text:p>
          </table:table-cell>
          <table:table-cell office:value-type="string" calcext:value-type="string">
            <text:p>TK10_fa</text:p>
          </table:table-cell>
          <table:table-cell office:value-type="string" calcext:value-type="string">
            <text:p>TK10_ge</text:p>
          </table:table-cell>
          <table:table-cell office:value-type="string" calcext:value-type="string">
            <text:p>TACGTAGGGTGCAGGCGTTAATCGGAATTACTGGGCGTAAAGCGTGCGCAGGCGGTTTGTTAAGACAGGTGTGAAATCCCCGAGCTCAACTTGGGAATTGCGCTTGTAACTGGCAGACTAGAGTGTAGCAGAGGGGGGTGGAATTCCACGTGTAGCAGTGAAATGCGTAGATATGTGGAGGAGCACCGATGGCGAAGGCAGCCCCCTGGGTTAACACTGACGCTCAGGCACGAAAGCGTGGGGAGCG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802" calcext:value-type="percentage">
            <text:p>98.02%</text:p>
          </table:table-cell>
          <table:table-cell table:style-name="ce7" office:value-type="string" calcext:value-type="string">
            <text:p>AB824901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4265628/</text:p>
          </table:table-cell>
          <table:table-cell table:style-name="ce7" office:value-type="string" calcext:value-type="string">
            <text:p>The First Microbiological Contamination Assessment by Deep-Sea Drilling and Coring by the D/V Chikyu at the Iheya North Hydrothermal Field in the Mid-Okinawa Trough (IODP Expedition 33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2114_4203_1967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Deinococcus-Thermus</text:p>
          </table:table-cell>
          <table:table-cell office:value-type="string" calcext:value-type="string">
            <text:p>Deinococci</text:p>
          </table:table-cell>
          <table:table-cell office:value-type="string" calcext:value-type="string">
            <text:p>Thermales</text:p>
          </table:table-cell>
          <table:table-cell office:value-type="string" calcext:value-type="string">
            <text:p>Thermaceae</text:p>
          </table:table-cell>
          <table:table-cell office:value-type="string" calcext:value-type="string">
            <text:p>Thermus</text:p>
          </table:table-cell>
          <table:table-cell office:value-type="string" calcext:value-type="string">
            <text:p>TACGGAGGGCGCAAGCGTTACCCGGATTTACTGGGCGTAAAGGGGGTGTAGGCGGCTTGGGGCGTCCCATGTGAAAGACCACGGCTCAACCGTGGGGGAGCGTGGGATACGCTCAAGCTAGAGGGTGGGAGAGGGTGGTGGAATTCCCGGAGTAGCGGTGAAATGCGCAGAGACCGGGAGGAACGCCGATGGCGAAGGCAGCCACCTGGTCCACTTCTGACGCTGAGGCGCGAAAGCGTGGGGAGCAAACC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842" calcext:value-type="percentage">
            <text:p>98.42%</text:p>
          </table:table-cell>
          <table:table-cell table:style-name="ce7" office:value-type="string" calcext:value-type="string">
            <text:p>AB735175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3185438/</text:p>
          </table:table-cell>
          <table:table-cell table:style-name="ce7" office:value-type="string" calcext:value-type="string">
            <text:p>Metagenomic and Biochemical Characterizations of Sulfur Oxidation Metabolism in Uncultured Large Sausage-Shaped Bacterium in Hot Spring Microbial Ma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1_5913_1791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lanctomycetes</text:p>
          </table:table-cell>
          <table:table-cell office:value-type="string" calcext:value-type="string">
            <text:p>Planctomycetacia</text:p>
          </table:table-cell>
          <table:table-cell office:value-type="string" calcext:value-type="string">
            <text:p>Gemmatales</text:p>
          </table:table-cell>
          <table:table-cell office:value-type="string" calcext:value-type="string">
            <text:p>Gemmataceae</text:p>
          </table:table-cell>
          <table:table-cell office:value-type="string" calcext:value-type="string">
            <text:p>Gemmata</text:p>
          </table:table-cell>
          <table:table-cell office:value-type="string" calcext:value-type="string">
            <text:p>GACGAACCGTGCGAACGTTGTTCGGAATCACTGGGCTTAAAGGGCGCGTAGGCGGGCTGTCAAGTCTGGGGTGAAATGCCGCGGCTCAACCGTGGAACTGCCTTAGATACTGACGGCCTCGAGGAAGGTAGGGGCATGCGGAACTGTAGGTGGAGCGGTGAAATGCGTTGATATCTACAGGAACTCCGGTGGCGAAAGCGGCGTGCTGGACCTTTTCTGACGCTGAGGCGCGAAAGCTAGGGGAGCAAACG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7" office:value-type="string" calcext:value-type="string">
            <text:p>EU135184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18606799/</text:p>
          </table:table-cell>
          <table:table-cell table:style-name="ce7" office:value-type="string" calcext:value-type="string">
            <text:p>Novelty and Uniqueness Patterns of Rare Members of the Soil Biosph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1103_23281_3744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3" office:value-type="string" calcext:value-type="string">
            <text:p>Gammaproteobacteria_unclassified</text:p>
          </table:table-cell>
          <table:table-cell office:value-type="string" calcext:value-type="string">
            <text:p>TACGGGGGGTGCAAGCGTTAATCGGATTTACTGGGCGTAAAGAGCACGTAGGCGGTTAATTAAGTTGGATGTGAAAGCCCAGGGCTTAACCTTGGAACTGCATTCAAAACTGATTAACTCGAGTAAGGGAGAGGAGAGTGGAATTTCCAGTGTAGCGGTGAAATGCATAGATATTGGAAGGAACACCAGTGGCGAAGGCGACTCTCTGGCCTATTACTGACGCTGAGGTGCGAAAGCGTGGGG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091" calcext:value-type="percentage">
            <text:p>90.91%</text:p>
          </table:table-cell>
          <table:table-cell table:style-name="ce7" office:value-type="string" calcext:value-type="string">
            <text:p>JN233022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4763371/</text:p>
          </table:table-cell>
          <table:table-cell table:style-name="ce7" office:value-type="string" calcext:value-type="string">
            <text:p>Composition and Enzymatic Function of Particle-Associated and Free-Living Bacteria: A coastal/offshore Comparis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10_21454_9326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3" office:value-type="string" calcext:value-type="string">
            <text:p>Gammaproteobacteria_unclassified</text:p>
          </table:table-cell>
          <table:table-cell office:value-type="string" calcext:value-type="string">
            <text:p>TACGGAGGGTGCAAGCGTTAATCGGAATTACTGGGCGTAAAGCGCGCGTAGGCGGTTTAGCAAGTTGGATGTGAAAGCCCTGGGCTCAACCTAGGAACTGCATTCAAAACTACTAAGCTAGAGTACGAGAGAGGGAAGTAGAATTTCTGGTGTAGCGGTGAAATGCGTAGATATCAGAAGGAATACCGATGGCGAAGGCAGCTTCCTGGCTCGTTACTGACGCTCAGGTGCGAAAGCGTGGGTAGCAAACAGG</text:p>
          </table:table-cell>
          <table:table-cell table:style-name="ce5" office:value-type="percentage" office:value="0.99" calcext:value-type="percentage">
            <text:p>99.00%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KR072759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6872042/</text:p>
          </table:table-cell>
          <table:table-cell table:style-name="ce7" office:value-type="string" calcext:value-type="string">
            <text:p>Novel Microbial Assemblages Inhabiting Crustal Fluids Within Mid-Ocean Ridge Flank Subsurface Basal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3127_436_000000000-BLFHM_1_1102_28051_138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3" office:value-type="string" calcext:value-type="string">
            <text:p>Gammaproteobacteria_unclassified</text:p>
          </table:table-cell>
          <table:table-cell office:value-type="string" calcext:value-type="string">
            <text:p>TACGTAGGGGGCGAGCGTTAATCGGAATTACTGGGCGTAAAGCGCGCGTAGGCGGCTTTGTAAGTCGGATGTGAAAGCCCTGGGCTTAACCTGGGAATGGCATTCGATACTGCAGAGCTAGAGTATGGTAGAGGGAAGTGGAATTTCCGGTGTAGCGGTGAAATGCGTAGATATCGGAAGGAACACCGGTGGCGAAGGCGGCTTCCTGGGCCAATACTGACGCTGAGGCGCGAAAGCGTGGGT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881" calcext:value-type="percentage">
            <text:p>98.81%</text:p>
          </table:table-cell>
          <table:table-cell table:style-name="ce7" office:value-type="string" calcext:value-type="string">
            <text:p>GU369930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researchgate.net/publication/235923630_Composition_and_diversity_of_microbial_mats_at_shallow_hydrothermal_vents_on_Volcano_1_South_Tonga_Arc</text:p>
          </table:table-cell>
          <table:table-cell table:style-name="ce7" office:value-type="string" calcext:value-type="string">
            <text:p>Composition and diversity of microbial mats at shallow hydrothermal vents on Volcano 1, South Tonga Ar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352_000000000-BD7LV_1_2108_5683_1349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Gammaproteobacteria</text:p>
          </table:table-cell>
          <table:table-cell table:number-columns-repeated="3" office:value-type="string" calcext:value-type="string">
            <text:p>Gammaproteobacteria_unclassified</text:p>
          </table:table-cell>
          <table:table-cell office:value-type="string" calcext:value-type="string">
            <text:p>TACGTAGGGTGCGAGCGTTAATCGGAATTACTGGGCGTAAAGCGCGCGTAGGTGGCTAAGTAAGATAGGTGTGAAATCCCCGGGCTCAACCTGGGAACTGCATCCATAACTGCTTAGCTAGAGTACGGTAGAGGGTGGTGGAATTTCCTGTGTAGCGGTGAAATGCGTAGATATAGGAAGGAATACCAGTGGCGAAGGCGACTACCTGGACTGATACTGACACTGAGGTGCGAAAGCGTGAGGAGCAAACAGG</text:p>
          </table:table-cell>
          <table:table-cell table:style-name="ce5" office:value-type="percentage" office:value="0.98" calcext:value-type="percentage">
            <text:p>98.00%</text:p>
          </table:table-cell>
          <table:table-cell table:style-name="ce5" office:value-type="percentage" office:value="0.9798" calcext:value-type="percentage">
            <text:p>97.98%</text:p>
          </table:table-cell>
          <table:table-cell table:style-name="ce7" office:value-type="string" calcext:value-type="string">
            <text:p>KX177824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8078797/</text:p>
          </table:table-cell>
          <table:table-cell table:style-name="ce7" office:value-type="string" calcext:value-type="string">
            <text:p>In-situ Incubation of Iron-Sulfur Mineral Reveals a Diverse Chemolithoautotrophic Community and a New Biogeochemical Role for Thiomicrosp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9_17919_386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Sphingomonadales</text:p>
          </table:table-cell>
          <table:table-cell office:value-type="string" calcext:value-type="string">
            <text:p>Sphingomonadaceae</text:p>
          </table:table-cell>
          <table:table-cell office:value-type="string" calcext:value-type="string">
            <text:p>Sphingomonadaceae_unclassified</text:p>
          </table:table-cell>
          <table:table-cell office:value-type="string" calcext:value-type="string">
            <text:p>TACGGAGGGGGCTAGCGTTGTTCGGAATTACTGGGCGTAAAGCGTACGTAGGCGGCTTTGTAAGTTAGAGGTGAAAGCCCGGGGCTCAACTCCGGAATTGCCTTTAAGACTGCATCGCTTGATCACGGGAGAGGTGAGTGGAATTCCGAGTGTAGAGGTGAAATTCGTAGATATTCGGAAGAACACCAGTGGCGAAGGCGGCTCACTGGACCGTAGATGACGCTGAGGTACGAAAGCGTGGGGAGCAAACAGG</text:p>
          </table:table-cell>
          <table:table-cell table:style-name="ce5" office:value-type="percentage" office:value="0.96" calcext:value-type="percentage">
            <text:p>96.00%</text:p>
          </table:table-cell>
          <table:table-cell table:style-name="ce5" office:value-type="percentage" office:value="0.9959" calcext:value-type="percentage">
            <text:p>99.59%</text:p>
          </table:table-cell>
          <table:table-cell table:style-name="ce9" office:value-type="string" calcext:value-type="string">
            <text:p>JQ074807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researchgate.net/publication/261762374_%27Core_species%27_in_three_sources_of_indoor_air_belonging_to_the_human_micro-environment_to_the_exclusion_of_outdoor_air</text:p>
          </table:table-cell>
          <table:table-cell table:style-name="ce12" office:value-type="string" calcext:value-type="string">
            <text:p>'Core species' of three indoor air samples belong to human <text:s/>microenvironment not to outdoor ai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6_10145_15370</text:p>
          </table:table-cell>
          <table:table-cell office:value-type="string" calcext:value-type="string">
            <text:p>Bacteria</text:p>
          </table:table-cell>
          <table:table-cell table:number-columns-repeated="2" office:value-type="string" calcext:value-type="string">
            <text:p>Actinobacteria</text:p>
          </table:table-cell>
          <table:table-cell table:number-columns-repeated="3" office:value-type="string" calcext:value-type="string">
            <text:p>Actinobacteria_unclassified</text:p>
          </table:table-cell>
          <table:table-cell office:value-type="string" calcext:value-type="string">
            <text:p>TACGTAGGGTGCAAGCGTTGTCCGGAATTATTGGGCGTAAAGAGCTCGTAGGCGGTCTGTTGCGTCGGCTGTGAAAACCCGAGGCTCAACCTCGGGCCTGCAGCCGATACGGGCAGGCTAGAGTTCGGCAGGGGAGACTGGAATTCCTGGTGTAGCGGTGAAATGCGCAGATATCAGGAGGAACACCGGTGGCGAAGGCGGGTCTCTGGGCCGATACTGACGCTGAGGAGCGAAAGCGTGGGGAGCG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6" calcext:value-type="percentage">
            <text:p>99.60%</text:p>
          </table:table-cell>
          <table:table-cell table:style-name="ce7" office:value-type="string" calcext:value-type="string">
            <text:p>JQ378145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2264231/</text:p>
          </table:table-cell>
          <table:table-cell table:style-name="ce13" office:value-type="string" calcext:value-type="string">
            <text:p>Common Bacterial Responses in Six Ecosystems Exposed to 10 Years of Elevated Atmospheric Carbon Dioxi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19093_3782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yanobacteria</text:p>
          </table:table-cell>
          <table:table-cell office:value-type="string" calcext:value-type="string">
            <text:p>Oxyphotobacteria</text:p>
          </table:table-cell>
          <table:table-cell office:value-type="string" calcext:value-type="string">
            <text:p>Nostocales</text:p>
          </table:table-cell>
          <table:table-cell table:number-columns-repeated="2" office:value-type="string" calcext:value-type="string">
            <text:p>Nostocales_unclassified</text:p>
          </table:table-cell>
          <table:table-cell office:value-type="string" calcext:value-type="string">
            <text:p>TACGGAGGATGCAAGCGTTATCCGGAATGATTGGGCGTAAAGGGTTCGCAGGTGGTAGTGAAAGTTTGCTGTTAAAAGTCGGGGCTCAACCCCGAACCGGCGGTGAAAACTACACAACTAGAGTGCGGTAGGGGCAGAGGGAATTCCTGGTGTAGCGGTGAAATGCGTAGAGCTCAGGAAGAACACCGGTGGCGAAAGCGCTCTGCTAGACCTGCACTGACACTGAGGGACGAAAGCTAGGGGAGCGAATG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766" calcext:value-type="percentage">
            <text:p>97.66%</text:p>
          </table:table-cell>
          <table:table-cell table:style-name="ce7" office:value-type="string" calcext:value-type="string">
            <text:p>JQ855618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5778463/</text:p>
          </table:table-cell>
          <table:table-cell table:style-name="ce13" office:value-type="string" calcext:value-type="string">
            <text:p>Quo Vadis? Microbial Profiling Revealed Strong Effects of Cleanroom Maintenance and Routes of Contamination in Indoor Environ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2_19925_2209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ceae</text:p>
          </table:table-cell>
          <table:table-cell office:value-type="string" calcext:value-type="string">
            <text:p>Aliihoeflea</text:p>
          </table:table-cell>
          <table:table-cell office:value-type="string" calcext:value-type="string">
            <text:p>TACGAAGGGGGCTAGCGTTGTTCGGAATTACTGGGCGTAAAGCGCACGTAGGCGGATGTTTAAGTGAGGGGTGAAATCCCAGGGCTCAACCCTGGAACTGCCTTTCATACTGGGCATCTGGAGTTCGAGAGAGGTGAGTGGAATTGCGAGTGTAGAGGTGAAATTCGTAGATATTCGCAGGAACACCAGTGGCGAAGGCGGCTCACTGGCTCGATACTGACGCTGAGGTGCGAAAGCGTGGGGAG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7" office:value-type="string" calcext:value-type="string">
            <text:p>JX258041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4115614/</text:p>
          </table:table-cell>
          <table:table-cell table:style-name="ce13" office:value-type="string" calcext:value-type="string">
            <text:p>Microbial Community Composition and Endolith Colonization at an Arctic Thermal Spring Are Driven by Calcite Precipit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13_12834_4665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acteroidetes</text:p>
          </table:table-cell>
          <table:table-cell office:value-type="string" calcext:value-type="string">
            <text:p>Bacteroidia</text:p>
          </table:table-cell>
          <table:table-cell office:value-type="string" calcext:value-type="string">
            <text:p>Flavobacteriales</text:p>
          </table:table-cell>
          <table:table-cell office:value-type="string" calcext:value-type="string">
            <text:p>Crocinitomicaceae</text:p>
          </table:table-cell>
          <table:table-cell office:value-type="string" calcext:value-type="string">
            <text:p>Fluviicola</text:p>
          </table:table-cell>
          <table:table-cell office:value-type="string" calcext:value-type="string">
            <text:p>TACGGAGGGTGCAAGCGTTATCCGGAATCATTGGGTTTAAAGGGTCCGCAGGCGGACGTATAAGTCAGTGGTGAAATCCTGCAGCTTAACTGCAGAACTGCCATTGATACTGTACGTCTTGAATTCGGTCGAAGTGGGCGGAATGTGTAGTGTAGCGGTGAAATGCATAGATATTACACAGAACACCGATAGCGAAGGCAGCTCACTAGGCCTGGATTGACGCTCAGGGACGAAAGCGTGGGGATCAAACAGG</text:p>
          </table:table-cell>
          <table:table-cell table:number-columns-repeated="2" table:style-name="ce5" office:value-type="percentage" office:value="1" calcext:value-type="percentage">
            <text:p>100.00%</text:p>
          </table:table-cell>
          <table:table-cell table:style-name="ce9" office:value-type="string" calcext:value-type="string">
            <text:p>KX177572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8078797/</text:p>
          </table:table-cell>
          <table:table-cell table:style-name="ce7" office:value-type="string" calcext:value-type="string">
            <text:p>In-situ Incubation of Iron-Sulfur Mineral Reveals a Diverse Chemolithoautotrophic Community and a New Biogeochemical Role for Thiomicrosp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5_4308_18238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Chloroflexia</text:p>
          </table:table-cell>
          <table:table-cell office:value-type="string" calcext:value-type="string">
            <text:p>Thermomicrobiales</text:p>
          </table:table-cell>
          <table:table-cell office:value-type="string" calcext:value-type="string">
            <text:p>JG30-KF-CM45</text:p>
          </table:table-cell>
          <table:table-cell office:value-type="string" calcext:value-type="string">
            <text:p>JG30-KF-CM45_ge</text:p>
          </table:table-cell>
          <table:table-cell office:value-type="string" calcext:value-type="string">
            <text:p>TACGTAGGGGTCGAGCGTTGTCCGGAGTTACTGGGCGTAAAGCGTGCGCAGGCGGCTCATTGCGCCCGGCGTGAAAGCCCCCGGCTCAACCGGGGAGGGTCGTCGGGGACGGGTGAGCTTGAGGGTCGCAGGGGCTGGTGGAATTCCCGGTGTAGTGGTGAAATGCGTAGAGATCGGGAGGAACACCCGTGGCGAAGGCGGCCAGCTGGGCGACACCTGACGCTGAGGCACGAAGGCGTGGGGAGCGAACG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723" calcext:value-type="percentage">
            <text:p>97.23%</text:p>
          </table:table-cell>
          <table:table-cell table:style-name="ce7" office:value-type="string" calcext:value-type="string">
            <text:p>KP097092.1 <text:s text:c="4"/>MF671435.1 maybe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5874424/</text:p>
          </table:table-cell>
          <table:table-cell table:style-name="ce7" office:value-type="string" calcext:value-type="string">
            <text:p>Endolithic Microbial Communities in Carbonate Precipitates From Serpentinite-Hosted Hyperalkaline Springs of the Voltri Massif (Ligurian Alps, Northern Italy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02808_405_000000000-BKNCM_1_1105_11870_6973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Proteobacteria</text:p>
          </table:table-cell>
          <table:table-cell office:value-type="string" calcext:value-type="string">
            <text:p>Alphaproteobacteria</text:p>
          </table:table-cell>
          <table:table-cell office:value-type="string" calcext:value-type="string">
            <text:p>Rhizobiales</text:p>
          </table:table-cell>
          <table:table-cell office:value-type="string" calcext:value-type="string">
            <text:p>Rhizobiales_uncultured</text:p>
          </table:table-cell>
          <table:table-cell office:value-type="string" calcext:value-type="string">
            <text:p>uncultured_ge</text:p>
          </table:table-cell>
          <table:table-cell office:value-type="string" calcext:value-type="string">
            <text:p>TACGAAGGGGGCTAGCGTTGTTCGGAATTACTGGGCGTAAAGCGCGCGTAGGCGGATGTTTAAGTCAGAGGTGAAATCCCAGGGCTCAACCCTGGAACTGCCTTTGATACTGGATATCTGGAGTTCGGGAGAGGTGAGTGGAATTCCGAGTGTAGAGGTGAAATTCGTAGATATTCGGAGGAACACCAGAAGCGAAGGCGGCTCACTGGCCCGATACTGACGCTGAGGCGCGAAAGCGTGGGGAGCAAACAGG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5" office:value-type="percentage" office:value="0.9921" calcext:value-type="percentage">
            <text:p>99.21%</text:p>
          </table:table-cell>
          <table:table-cell table:style-name="ce7" office:value-type="string" calcext:value-type="string">
            <text:p>JQ385750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pubmed.ncbi.nlm.nih.gov/22264231/</text:p>
          </table:table-cell>
          <table:table-cell table:style-name="ce7" office:value-type="string" calcext:value-type="string">
            <text:p>Common Bacterial Responses in Six Ecosystems Exposed to 10 Years of Elevated Atmospheric Carbon Dioxide</text:p>
          </table:table-cell>
          <table:table-cell table:number-columns-repeated="1009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Merriweather-Bold" svg:font-family="Merriweather-Bold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21:34:03.612274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24T08:29:09.199076602</meta:creation-date>
    <dc:date>2020-10-17T21:34:31.906875081</dc:date>
    <meta:editing-duration>PT6H6M4S</meta:editing-duration>
    <meta:editing-cycles>7</meta:editing-cycles>
    <meta:generator>LibreOffice/7.0.1.2$MacOSX_X86_64 LibreOffice_project/7cbcfc562f6eb6708b5ff7d7397325de9e764452</meta:generator>
    <meta:document-statistic meta:table-count="1" meta:cell-count="465" meta:object-count="0"/>
  </office:meta>
</office:document-meta>
</file>